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officeooo:rsid="000f688e" officeooo:paragraph-rsid="000f688e"/>
    </style:style>
    <style:style style:name="P2" style:family="paragraph" style:parent-style-name="Standard">
      <style:paragraph-properties fo:line-height="150%"/>
      <style:text-properties fo:font-weight="bold" officeooo:rsid="000f688e" officeooo:paragraph-rsid="000f688e" style:font-weight-asian="bold" style:font-weight-complex="bold"/>
    </style:style>
    <style:style style:name="P3" style:family="paragraph" style:parent-style-name="Text_20_body" style:list-style-name="L1">
      <style:paragraph-properties fo:line-height="150%"/>
      <style:text-properties officeooo:rsid="000f688e" officeooo:paragraph-rsid="000f688e"/>
    </style:style>
    <style:style style:name="P4" style:family="paragraph" style:parent-style-name="Text_20_body">
      <style:paragraph-properties fo:line-height="150%"/>
      <style:text-properties officeooo:paragraph-rsid="000f688e"/>
    </style:style>
    <style:style style:name="P5" style:family="paragraph" style:parent-style-name="Text_20_body">
      <style:paragraph-properties fo:margin-left="0in" fo:margin-right="0in" fo:line-height="150%" fo:text-align="center" style:justify-single-word="false" fo:text-indent="0in" style:auto-text-indent="false"/>
      <style:text-properties officeooo:rsid="000f688e"/>
    </style:style>
    <style:style style:name="P6" style:family="paragraph" style:parent-style-name="Text_20_body">
      <style:paragraph-properties fo:margin-left="0in" fo:margin-right="0in" fo:line-height="150%" fo:text-indent="0in" style:auto-text-indent="false"/>
      <style:text-properties officeooo:rsid="000f688e"/>
    </style:style>
    <style:style style:name="P7" style:family="paragraph" style:parent-style-name="Text_20_body">
      <style:paragraph-properties fo:line-height="150%"/>
      <style:text-properties officeooo:rsid="000f688e"/>
    </style:style>
    <style:style style:name="P8" style:family="paragraph" style:parent-style-name="Text_20_body" style:list-style-name="L2">
      <style:paragraph-properties fo:line-height="150%"/>
      <style:text-properties officeooo:rsid="000f688e"/>
    </style:style>
    <style:style style:name="P9" style:family="paragraph" style:parent-style-name="Text_20_body">
      <style:paragraph-properties fo:line-height="150%"/>
      <style:text-properties fo:font-weight="bold" officeooo:rsid="00111804" officeooo:paragraph-rsid="00111804" style:font-weight-asian="bold" style:font-weight-complex="bold"/>
    </style:style>
    <style:style style:name="P10" style:family="paragraph" style:parent-style-name="Text_20_body">
      <style:paragraph-properties fo:margin-top="0in" fo:margin-bottom="0.0575in" style:contextual-spacing="false" fo:line-height="150%"/>
      <style:text-properties officeooo:rsid="00111804"/>
    </style:style>
    <style:style style:name="P11" style:family="paragraph" style:parent-style-name="Text_20_body">
      <style:paragraph-properties fo:margin-left="0in" fo:margin-right="0in" fo:margin-top="0in" fo:margin-bottom="0.0575in" style:contextual-spacing="false" fo:line-height="150%" fo:text-indent="0in" style:auto-text-indent="false"/>
      <style:text-properties officeooo:rsid="0011180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weight="normal" officeooo:rsid="00103da7" style:font-weight-asian="normal" style:font-weight-complex="normal"/>
    </style:style>
    <style:style style:name="T5" style:family="text">
      <style:text-properties officeooo:rsid="000f688e"/>
    </style:style>
    <style:style style:name="T6" style:family="text">
      <style:text-properties style:text-position="sub 58%" officeooo:rsid="000f688e"/>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eriment No:</text:span> 04</text:p>
      <text:p text:style-name="P1"><text:span text:style-name="T1">Experiment Name:</text:span> Implementation of ASK and FSK in MATLAB</text:p>
      <text:p text:style-name="P2">Objectives:</text:p>
      <text:list text:style-name="L1">
        <text:list-item>
          <text:p text:style-name="P3"><text:span text:style-name="Strong_20_Emphasis"><text:span text:style-name="T2">To implement</text:span></text:span><text:span text:style-name="T2"> ASK modulation by switching a carrier signal's amplitude based on a binary input sequence (high amplitude for 1, zero amplitude for 0). </text:span></text:p>
        </text:list-item>
        <text:list-item>
          <text:p text:style-name="P3"><text:span text:style-name="Strong_20_Emphasis"><text:span text:style-name="T2">To implement</text:span></text:span> FSK modulation by toggling between two carrier frequencies based on binary values (frequency f<text:span text:style-name="T3">1​ <text:s/></text:span>for 1, f<text:span text:style-name="T4">0 </text:span>for 0). </text:p>
        </text:list-item>
        <text:list-item>
          <text:p text:style-name="P3"><text:span text:style-name="Strong_20_Emphasis"><text:span text:style-name="T2">To visualize</text:span></text:span><text:span text:style-name="T2"> and analyze the time-domain characteristics of modulated signals using MATLAB plots.</text:span></text:p>
          <text:p text:style-name="P3"/>
        </text:list-item>
      </text:list>
      <text:p text:style-name="P1"><text:span text:style-name="T1">Theory</text:span>:</text:p>
      <text:p text:style-name="P4"><text:span text:style-name="Strong_20_Emphasis"><text:span text:style-name="T5">Amplitude Shift Keying (ASK)</text:span></text:span><text:span text:style-name="T5"> is a digital modulation technique where the amplitude of a high-frequency carrier signal is varied to represent binary data. A binary </text:span><text:span text:style-name="Source_20_Text"><text:span text:style-name="T5">1</text:span></text:span><text:span text:style-name="T5"> is transmitted as a carrier wave of amplitude </text:span><text:span text:style-name="T5"><draw:frame draw:style-name="fr1" draw:name="Object1" text:anchor-type="as-char" svg:y="-0.1492in" svg:width="0.1299in" svg:height="0.1854in" draw:z-index="0"><draw:object xlink:href="./Object 1" xlink:type="simple" xlink:show="embed" xlink:actuate="onLoad"/><draw:image xlink:href="./ObjectReplacements/Object 1" xlink:type="simple" xlink:show="embed" xlink:actuate="onLoad"/></draw:frame></text:span><text:span text:style-name="T5">, while a binary </text:span><text:span text:style-name="Source_20_Text"><text:span text:style-name="T5">0</text:span></text:span><text:span text:style-name="T5"> is represented by zero amplitude (or amplitude A</text:span><text:span text:style-name="T6">2</text:span>≠<text:span text:style-name="T5">A</text:span> <text:span text:style-name="T5">). The modulated signal is:</text:span></text:p>
      <text:p text:style-name="P5"><draw:frame draw:style-name="fr1" draw:name="Object2" text:anchor-type="as-char" svg:y="-0.1528in" svg:width="1.7457in" svg:height="0.2138in" draw:z-index="1"><draw:object xlink:href="./Object 2" xlink:type="simple" xlink:show="embed" xlink:actuate="onLoad"/><draw:image xlink:href="./ObjectReplacements/Object 2" xlink:type="simple" xlink:show="embed" xlink:actuate="onLoad"/></draw:frame></text:p>
      <text:p text:style-name="P6">where A<text:span text:style-name="T3">m</text:span>​ switches between amplitudes based on the input bit.</text:p>
      <text:p text:style-name="P6"><text:span text:style-name="Strong_20_Emphasis">Frequency Shift Keying (FSK)</text:span> modulates the frequency of the carrier wave to encode data. A binary <text:span text:style-name="Source_20_Text">1</text:span> is transmitted as frequency f<text:span text:style-name="T3">1</text:span>, and a binary <text:span text:style-name="Source_20_Text">0</text:span> as frequency f<text:span text:style-name="T3">2​</text:span>. The FSK signal is:</text:p>
      <text:p text:style-name="P5"><draw:frame draw:style-name="fr1" draw:name="Object3" text:anchor-type="as-char" svg:y="-0.1528in" svg:width="1.6898in" svg:height="0.2138in" draw:z-index="2"><draw:object xlink:href="./Object 3" xlink:type="simple" xlink:show="embed" xlink:actuate="onLoad"/><draw:image xlink:href="./ObjectReplacements/Object 3" xlink:type="simple" xlink:show="embed" xlink:actuate="onLoad"/></draw:frame></text:p>
      <text:p text:style-name="P6">where f<text:span text:style-name="T3">m</text:span>=f<text:span text:style-name="T3">1 </text:span>​ or f<text:span text:style-name="T3">m</text:span>=f<text:span text:style-name="T3">2</text:span>​ based on the input bit.</text:p>
      <text:p text:style-name="P7">In MATLAB, these techniques are implemented using:</text:p>
      <text:list text:style-name="L2">
        <text:list-item>
          <text:p text:style-name="P8"><text:span text:style-name="Strong_20_Emphasis">Carrier generation</text:span> with <text:span text:style-name="Source_20_Text">sin</text:span> or <text:span text:style-name="Source_20_Text">cos</text:span> functions.</text:p>
        </text:list-item>
        <text:list-item>
          <text:p text:style-name="P8"><text:span text:style-name="Strong_20_Emphasis">Modulation</text:span> by multiplying the carrier with baseband signals (ASK) or switching carrier frequencies (FSK).</text:p>
        </text:list-item>
        <text:list-item>
          <text:p text:style-name="P8"><text:span text:style-name="Strong_20_Emphasis">Demodulation</text:span> using envelope detection (ASK) or frequency discrimination (FSK).</text:p>
        </text:list-item>
      </text:list>
      <text:p text:style-name="P9"><text:soft-page-break/>Discussion:</text:p>
      <text:p text:style-name="P10">In this experiment, ASK and FSK modulation techniques were implemented and analyzed using MATLAB. A predefined binary sequence <text:span text:style-name="Source_20_Text">[1 0 1 1 0 1]</text:span> was utilized as the input data stream, and modulated waveforms were generated according to the principles of each scheme. For ASK, a carrier signal of 10 Hz was amplitude-modulated, where logical "1" bits were represented by the full carrier amplitude, and "0" bits were represented by zero amplitude. For FSK, two distinct carrier frequencies (10 Hz for "1" and 20 Hz for "0") were employed, with the output signal switching frequencies based on the input bit value.</text:p>
      <text:p text:style-name="P11">The modulated signals were visualized in the time domain using three-panel plots. For ASK, the output waveform exhibited abrupt transitions between the carrier and zero-amplitude states, clearly reflecting the binary input pattern. In contrast, the FSK output demonstrated continuous amplitude but discontinuous phase transitions at bit boundaries when the frequency shifted between f1f1​ and f0f0​. The FSK plot explicitly highlighted the frequency shift by overlaying both carrier waveforms, emphasizing how bit values dictated instantaneous frequency changes. These observations confirmed the theoretical behavior of both techniques: ASK manipulates amplitude while preserving frequency, whereas FSK maintains constant amplitude but alters frequency.</text:p>
      <text:p text:style-name="P10">Several experimental limitations were noted during implementation. The abrupt transitions in ASK caused high-frequency spectral components, potentially increasing bandwidth requirements. In FSK, the choice of closely spaced frequencies (10 Hz and 20 Hz) resulted in visible waveform discontinuities at bit transitions, which could induce synchronization challenges in practical systems. Additionally, neither implementation included noise injection or demodulation, restricting the analysis to ideal transmission conditions. Future work would require integrating channel noise models and demodulation algorithms to evaluate robustness and bit error rate performance.</text:p>
      <text:p text:style-name="P10">Despite these limitations, the experiment successfully demonstrated the core mechanics of ASK and FSK modulation. The generated plots provided intuitive visual verification of digital modulation principles, establishing a foundation for advanced investigations into noise resilience, spectral efficiency, and real-world deployment trade-off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7T15:41:50.610940200</meta:creation-date>
    <dc:date>2025-06-17T15:54:50.670142700</dc:date>
    <meta:editing-duration>PT12M58S</meta:editing-duration>
    <meta:editing-cycles>5</meta:editing-cycles>
    <meta:generator>LibreOffice/25.2.4.3$Windows_X86_64 LibreOffice_project/33e196637044ead23f5c3226cde09b47731f7e27</meta:generator>
    <meta:print-date>2025-06-17T15:54:58.401071100</meta:print-date>
    <meta:document-statistic meta:table-count="0" meta:image-count="0" meta:object-count="3" meta:page-count="2" meta:paragraph-count="22" meta:word-count="477" meta:character-count="3785" meta:non-whitespace-character-count="2826"/>
  </office:meta>
</office:document-meta>
</file>

<file path=Object 1/content.xml><?xml version="1.0" encoding="utf-8"?>
<math xmlns="http://www.w3.org/1998/Math/MathML" display="block">
  <semantics>
    <mi>A</mi>
    <annotation encoding="StarMath 5.0">A
</annotation>
  </semantics>
</math>
</file>

<file path=Object 2/content.xml><?xml version="1.0" encoding="utf-8"?>
<math xmlns="http://www.w3.org/1998/Math/MathML" display="block">
  <semantics>
    <mrow>
      <msub>
        <mi>s</mi>
        <mi mathvariant="italic">ASK</mi>
      </msub>
      <mrow>
        <mrow>
          <mo fence="true" form="prefix" stretchy="false">(</mo>
          <mrow>
            <mi>t</mi>
          </mrow>
          <mo fence="true" form="postfix" stretchy="false">)</mo>
        </mrow>
        <mo stretchy="false">=</mo>
        <msub>
          <mi>A</mi>
          <mi>m</mi>
        </msub>
      </mrow>
      <mi>⋅</mi>
      <mi>cos</mi>
      <mrow>
        <mo fence="true" form="prefix" stretchy="false">(</mo>
        <mrow>
          <mrow>
            <mn>2</mn>
            <mi>π</mi>
            <msub>
              <mi>f</mi>
              <mi>c</mi>
            </msub>
            <mi>t</mi>
          </mrow>
        </mrow>
        <mo fence="true" form="postfix" stretchy="false">)</mo>
      </mrow>
    </mrow>
    <annotation encoding="StarMath 5.0">s_ASK(t) = A_m ⋅ cos(2π f_c t)
</annotation>
  </semantics>
</math>
</file>

<file path=Object 3/content.xml><?xml version="1.0" encoding="utf-8"?>
<math xmlns="http://www.w3.org/1998/Math/MathML" display="block">
  <semantics>
    <mrow>
      <msub>
        <mi>s</mi>
        <mi mathvariant="italic">FSK</mi>
      </msub>
      <mrow>
        <mrow>
          <mo fence="true" form="prefix" stretchy="false">(</mo>
          <mrow>
            <mi>t</mi>
          </mrow>
          <mo fence="true" form="postfix" stretchy="false">)</mo>
        </mrow>
        <mo stretchy="false">=</mo>
        <mi>A</mi>
      </mrow>
      <mi>⋅</mi>
      <mi>cos</mi>
      <mrow>
        <mo fence="true" form="prefix" stretchy="false">(</mo>
        <mrow>
          <mrow>
            <mn>2</mn>
            <mi>π</mi>
            <msub>
              <mi>f</mi>
              <mi>m</mi>
            </msub>
            <mi>t</mi>
          </mrow>
        </mrow>
        <mo fence="true" form="postfix" stretchy="false">)</mo>
      </mrow>
    </mrow>
    <annotation encoding="StarMath 5.0">s_FSK(t) = A ⋅ cos(2π f_m t)
</annotation>
  </semantics>
</math>
</file>